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8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9" style:family="paragraph" style:parent-style-name="Text_20_body">
      <style:text-properties officeooo:paragraph-rsid="001fe097"/>
    </style:style>
    <style:style style:name="P110" style:family="paragraph" style:parent-style-name="Text_20_body">
      <style:text-properties officeooo:rsid="001fe097" officeooo:paragraph-rsid="001fe097"/>
    </style:style>
    <style:style style:name="P111" style:family="paragraph" style:parent-style-name="Text_20_body">
      <style:text-properties officeooo:rsid="00447e98" officeooo:paragraph-rsid="00447e98"/>
    </style:style>
    <style:style style:name="P112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13" style:family="paragraph" style:parent-style-name="Text_20_body">
      <style:text-properties officeooo:rsid="004671d4" officeooo:paragraph-rsid="004671d4"/>
    </style:style>
    <style:style style:name="P114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15" style:family="paragraph" style:parent-style-name="Text_20_body">
      <style:text-properties officeooo:rsid="0047c3a4" officeooo:paragraph-rsid="0047c3a4"/>
    </style:style>
    <style:style style:name="P116" style:family="paragraph" style:parent-style-name="Text_20_body">
      <style:text-properties officeooo:rsid="005ea977" officeooo:paragraph-rsid="00609b51"/>
    </style:style>
    <style:style style:name="P117" style:family="paragraph" style:parent-style-name="Text_20_body">
      <style:text-properties officeooo:rsid="005ea977" officeooo:paragraph-rsid="0068dc67"/>
    </style:style>
    <style:style style:name="P118" style:family="paragraph" style:parent-style-name="Text_20_body">
      <style:text-properties officeooo:rsid="005ea977" officeooo:paragraph-rsid="0068f0fa"/>
    </style:style>
    <style:style style:name="P119" style:family="paragraph" style:parent-style-name="Text_20_body">
      <style:text-properties officeooo:rsid="005ea977" officeooo:paragraph-rsid="006a11e8"/>
    </style:style>
    <style:style style:name="P120" style:family="paragraph" style:parent-style-name="Text_20_body">
      <style:text-properties style:text-underline-style="none" officeooo:rsid="0097dc89" officeooo:paragraph-rsid="0098a877"/>
    </style:style>
    <style:style style:name="P121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22" style:family="paragraph" style:parent-style-name="Text_20_body">
      <style:text-properties officeooo:rsid="0087c024" officeooo:paragraph-rsid="0087c024"/>
    </style:style>
    <style:style style:name="P123" style:family="paragraph" style:parent-style-name="Text_20_body">
      <style:text-properties officeooo:rsid="00a618b9" officeooo:paragraph-rsid="00a618b9"/>
    </style:style>
    <style:style style:name="P124" style:family="paragraph" style:parent-style-name="Text_20_body">
      <style:text-properties officeooo:rsid="00a120fc" officeooo:paragraph-rsid="00a120fc"/>
    </style:style>
    <style:style style:name="P125" style:family="paragraph" style:parent-style-name="Text_20_body">
      <style:text-properties officeooo:rsid="00a81be2" officeooo:paragraph-rsid="00a93696"/>
    </style:style>
    <style:style style:name="P126" style:family="paragraph" style:parent-style-name="Text_20_body">
      <style:text-properties officeooo:rsid="00a73a70" officeooo:paragraph-rsid="00a73a70"/>
    </style:style>
    <style:style style:name="P127" style:family="paragraph" style:parent-style-name="Text_20_body">
      <style:text-properties officeooo:paragraph-rsid="00507e69"/>
    </style:style>
    <style:style style:name="P128" style:family="paragraph" style:parent-style-name="Text_20_body">
      <style:text-properties officeooo:rsid="00ac4309" officeooo:paragraph-rsid="00a93696"/>
    </style:style>
    <style:style style:name="P129" style:family="paragraph" style:parent-style-name="Text_20_body">
      <style:text-properties officeooo:rsid="00ae2d86" officeooo:paragraph-rsid="00a93696"/>
    </style:style>
    <style:style style:name="P130" style:family="paragraph" style:parent-style-name="Text_20_body">
      <style:text-properties officeooo:rsid="00ab27f3" officeooo:paragraph-rsid="00ab27f3"/>
    </style:style>
    <style:style style:name="P131" style:family="paragraph" style:parent-style-name="Heading_20_3">
      <style:text-properties officeooo:rsid="006dea20" officeooo:paragraph-rsid="006dea20"/>
    </style:style>
    <style:style style:name="P132" style:family="paragraph" style:parent-style-name="Heading_20_3">
      <style:text-properties officeooo:paragraph-rsid="0087a4f3"/>
    </style:style>
    <style:style style:name="P133" style:family="paragraph" style:parent-style-name="Heading_20_3">
      <style:text-properties officeooo:rsid="00447e98" officeooo:paragraph-rsid="00447e98"/>
    </style:style>
    <style:style style:name="P134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edb5a" style:font-weight-asian="bold" style:font-weight-complex="bold"/>
    </style:style>
    <style:style style:name="T47" style:family="text">
      <style:text-properties fo:font-weight="bold" officeooo:rsid="003cbbeb" style:font-weight-asian="bold" style:font-weight-complex="bold"/>
    </style:style>
    <style:style style:name="T48" style:family="text">
      <style:text-properties fo:font-weight="bold" officeooo:rsid="002fff7d" style:font-weight-asian="bold" style:font-weight-complex="bold"/>
    </style:style>
    <style:style style:name="T49" style:family="text">
      <style:text-properties fo:font-weight="bold" officeooo:rsid="00829edc" style:font-weight-asian="bold" style:font-weight-complex="bold"/>
    </style:style>
    <style:style style:name="T50" style:family="text">
      <style:text-properties fo:font-weight="bold" officeooo:rsid="0085a84a" style:font-weight-asian="bold" style:font-weight-complex="bold"/>
    </style:style>
    <style:style style:name="T51" style:family="text">
      <style:text-properties fo:font-weight="bold" officeooo:rsid="008710da" style:font-weight-asian="bold" style:font-weight-complex="bold"/>
    </style:style>
    <style:style style:name="T52" style:family="text">
      <style:text-properties fo:font-weight="bold" officeooo:rsid="00af3677" style:font-weight-asian="bold" style:font-weight-complex="bold"/>
    </style:style>
    <style:style style:name="T53" style:family="text">
      <style:text-properties officeooo:rsid="0017fd55"/>
    </style:style>
    <style:style style:name="T54" style:family="text">
      <style:text-properties officeooo:rsid="00197232"/>
    </style:style>
    <style:style style:name="T55" style:family="text">
      <style:text-properties officeooo:rsid="001a1df8"/>
    </style:style>
    <style:style style:name="T56" style:family="text">
      <style:text-properties officeooo:rsid="001be258"/>
    </style:style>
    <style:style style:name="T57" style:family="text">
      <style:text-properties officeooo:rsid="001dbf4c"/>
    </style:style>
    <style:style style:name="T58" style:family="text">
      <style:text-properties officeooo:rsid="0021e8a6"/>
    </style:style>
    <style:style style:name="T59" style:family="text">
      <style:text-properties officeooo:rsid="0022842d"/>
    </style:style>
    <style:style style:name="T60" style:family="text">
      <style:text-properties officeooo:rsid="00244e39"/>
    </style:style>
    <style:style style:name="T61" style:family="text">
      <style:text-properties officeooo:rsid="0025867b"/>
    </style:style>
    <style:style style:name="T62" style:family="text">
      <style:text-properties officeooo:rsid="002edb5a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fff7d" style:font-weight-asian="normal" style:font-weight-complex="normal"/>
    </style:style>
    <style:style style:name="T65" style:family="text">
      <style:text-properties fo:font-weight="normal" officeooo:rsid="003cbbeb" style:font-weight-asian="normal" style:font-weight-complex="normal"/>
    </style:style>
    <style:style style:name="T66" style:family="text">
      <style:text-properties fo:font-weight="normal" officeooo:rsid="00514f0e" style:font-weight-asian="normal" style:font-weight-complex="normal"/>
    </style:style>
    <style:style style:name="T67" style:family="text">
      <style:text-properties fo:font-weight="normal" officeooo:rsid="00a145c2" style:font-weight-asian="normal" style:font-weight-complex="normal"/>
    </style:style>
    <style:style style:name="T68" style:family="text">
      <style:text-properties fo:font-weight="normal" officeooo:rsid="00b0e5a4" style:font-weight-asian="normal" style:font-weight-complex="normal"/>
    </style:style>
    <style:style style:name="T69" style:family="text">
      <style:text-properties fo:font-weight="normal" officeooo:rsid="00507e69" style:font-weight-asian="normal" style:font-weight-complex="normal"/>
    </style:style>
    <style:style style:name="T70" style:family="text">
      <style:text-properties officeooo:rsid="0030ebde"/>
    </style:style>
    <style:style style:name="T71" style:family="text">
      <style:text-properties officeooo:rsid="004c73d4"/>
    </style:style>
    <style:style style:name="T72" style:family="text">
      <style:text-properties officeooo:rsid="004e26c9"/>
    </style:style>
    <style:style style:name="T73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74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75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76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77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78" style:family="text">
      <style:text-properties officeooo:rsid="005956e0"/>
    </style:style>
    <style:style style:name="T79" style:family="text">
      <style:text-properties officeooo:rsid="005b09d3"/>
    </style:style>
    <style:style style:name="T80" style:family="text">
      <style:text-properties style:text-underline-style="solid" style:text-underline-width="auto" style:text-underline-color="font-color" officeooo:rsid="00625baa"/>
    </style:style>
    <style:style style:name="T81" style:family="text">
      <style:text-properties style:text-underline-style="solid" style:text-underline-width="auto" style:text-underline-color="font-color" officeooo:rsid="00634ec2"/>
    </style:style>
    <style:style style:name="T82" style:family="text">
      <style:text-properties officeooo:rsid="006200fd"/>
    </style:style>
    <style:style style:name="T83" style:family="text">
      <style:text-properties style:text-underline-style="none" officeooo:rsid="00634ec2"/>
    </style:style>
    <style:style style:name="T84" style:family="text">
      <style:text-properties style:text-underline-style="none" officeooo:rsid="0068f0fa"/>
    </style:style>
    <style:style style:name="T85" style:family="text">
      <style:text-properties style:text-underline-style="none" officeooo:rsid="00625baa"/>
    </style:style>
    <style:style style:name="T86" style:family="text">
      <style:text-properties style:text-underline-style="none" officeooo:rsid="006b0861"/>
    </style:style>
    <style:style style:name="T87" style:family="text">
      <style:text-properties officeooo:rsid="00625baa"/>
    </style:style>
    <style:style style:name="T88" style:family="text">
      <style:text-properties officeooo:rsid="0062a451"/>
    </style:style>
    <style:style style:name="T89" style:family="text">
      <style:text-properties officeooo:rsid="0065171a"/>
    </style:style>
    <style:style style:name="T90" style:family="text">
      <style:text-properties fo:font-variant="small-caps" officeooo:rsid="0065171a" fo:background-color="transparent" loext:char-shading-value="0"/>
    </style:style>
    <style:style style:name="T91" style:family="text">
      <style:text-properties fo:font-variant="small-caps" officeooo:rsid="0068dc67" fo:background-color="transparent" loext:char-shading-value="0"/>
    </style:style>
    <style:style style:name="T92" style:family="text">
      <style:text-properties fo:font-variant="small-caps" officeooo:rsid="0068f0fa" fo:background-color="transparent" loext:char-shading-value="0"/>
    </style:style>
    <style:style style:name="T93" style:family="text">
      <style:text-properties fo:font-variant="small-caps" officeooo:rsid="006a11e8" fo:background-color="transparent" loext:char-shading-value="0"/>
    </style:style>
    <style:style style:name="T94" style:family="text">
      <style:text-properties officeooo:rsid="0068dc67"/>
    </style:style>
    <style:style style:name="T95" style:family="text">
      <style:text-properties officeooo:rsid="006a11e8"/>
    </style:style>
    <style:style style:name="T96" style:family="text">
      <style:text-properties officeooo:rsid="006c2c32"/>
    </style:style>
    <style:style style:name="T97" style:family="text">
      <style:text-properties officeooo:rsid="007a73a3"/>
    </style:style>
    <style:style style:name="T98" style:family="text">
      <style:text-properties officeooo:rsid="0085a84a"/>
    </style:style>
    <style:style style:name="T99" style:family="text">
      <style:text-properties officeooo:rsid="0087a4f3"/>
    </style:style>
    <style:style style:name="T100" style:family="text">
      <style:text-properties officeooo:rsid="00919973"/>
    </style:style>
    <style:style style:name="T101" style:family="text">
      <style:text-properties officeooo:rsid="009f1099"/>
    </style:style>
    <style:style style:name="T102" style:family="text">
      <style:text-properties officeooo:rsid="00a145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72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?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73">⚠ </text:span><text:span text:style-name="T74">Attention aux distinctions entre ne1/ne2 (ADVneg / CONcoo)  ; <text:s/>se (CONsub) / si (ADVgen) ; </text:span><text:span text:style-name="T75">en1 (PRE) et en2 (ADV) </text:span><text:span text:style-name="T74">;</text:span><text:span text:style-name="T76"> </text:span><text:span text:style-name="T77">cant1 (&lt;quando, qui peut être ADVint, ADVsub, CONsub, ADVgen) et cant2 (&lt;quantum).</text:span></text:p>
      <text:p text:style-name="P4"/>
      <text:p text:style-name="Heading_20_2">Pronoms personnels</text:p>
      <text:p text:style-name="P7">qui/que à détailler. <text:span text:style-name="T70">Harmoniser lemme sur « qui » quelle que soit la forme ? Pas souhaitable vu fonctionnement de TL (que fait TL, distingue-t-il qui/que/cui</text:span><text:span text:style-name="T11"> </text:span><text:span text:style-name="T70">? =&gt; apparemment, oui)</text:span></text:p>
      <text:p text:style-name="P133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12">Masc. et fém.</text:p>
          </table:table-cell>
          <table:table-cell table:style-name="Tableau4.A1" office:value-type="string">
            <text:p text:style-name="P112">Neutre</text:p>
          </table:table-cell>
          <table:table-cell table:style-name="Tableau4.D1" office:value-type="string">
            <text:p text:style-name="P112">Lemme<text:span text:style-name="T71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13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13">qui, ki ; que, ke</text:p>
          </table:table-cell>
          <table:table-cell table:style-name="Tableau4.D2" office:value-type="string">
            <text:p text:style-name="P95">qui <text:span text:style-name="T63">; </text:span><text:span text:style-name="T96">que2|que3</text:span></text:p>
          </table:table-cell>
        </table:table-row>
        <table:table-row>
          <table:table-cell table:style-name="Tableau4.A2" office:value-type="string">
            <text:p text:style-name="P111">CR1</text:p>
          </table:table-cell>
          <table:table-cell table:style-name="Tableau4.A2" office:value-type="string">
            <text:p text:style-name="P114">que, ke</text:p>
          </table:table-cell>
          <table:table-cell table:style-name="Tableau4.A2" office:value-type="string">
            <text:p text:style-name="P115">que, ke</text:p>
          </table:table-cell>
          <table:table-cell table:style-name="Tableau4.D2" office:value-type="string">
            <text:p text:style-name="P121">que2|que3</text:p>
          </table:table-cell>
        </table:table-row>
        <table:table-row>
          <table:table-cell table:style-name="Tableau4.A2" office:value-type="string">
            <text:p text:style-name="P111">CR2</text:p>
          </table:table-cell>
          <table:table-cell table:style-name="Tableau4.A2" office:value-type="string">
            <text:p text:style-name="P115">cui, qui ; coi, quoi</text:p>
          </table:table-cell>
          <table:table-cell table:style-name="Tableau4.A2" office:value-type="string">
            <text:p text:style-name="P115">coi ; quoi</text:p>
          </table:table-cell>
          <table:table-cell table:style-name="Tableau4.D2" office:value-type="string">
            <text:p text:style-name="P96">cui ; <text:span text:style-name="T78">coi2</text:span></text:p>
          </table:table-cell>
        </table:table-row>
      </table:table>
      <text:p text:style-name="Text_20_body">C'est <text:span text:style-name="T79">un peu compliqué, chez TL, au niveau des lemmes pour </text:span><text:span text:style-name="T19">que</text:span><text:span text:style-name="T79"> (surtout quand on le confronte à la vision Cattex), il distingue :</text:span></text:p>
      <text:p text:style-name="P116"><text:span text:style-name="T45">que1</text:span> <text:span text:style-name="T89">(&lt; </text:span><text:span text:style-name="T90">quam</text:span><text:span text:style-name="T89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1">CONsub</text:span><text:span text:style-name="T33">, avec le lemme </text:span><text:span text:style-name="T43">que1|</text:span><text:span text:style-name="T42">que4</text:span></text:p>
      <text:p text:style-name="P117"><text:span text:style-name="T45">que2</text:span> <text:span text:style-name="T94">(&lt; </text:span><text:span text:style-name="T90">qu</text:span><text:span text:style-name="T91">i, quem, quam, quod</text:span><text:span text:style-name="T94">) </text:span>: pron. rel., adv. rel. ; qu', ke (8; 9; 18) <text:span text:style-name="T87">=&gt; </text:span><text:span text:style-name="T21">que</text:span><text:span text:style-name="T87"> </text:span><text:span text:style-name="T80">PROrel</text:span><text:span text:style-name="T87">, (la chose que j'ai mangée…), avec le lemme </text:span><text:span text:style-name="T80">que2|que3</text:span><text:span text:style-name="T85">, </text:span><text:span text:style-name="T86">confondu en pratique avec le suivant</text:span></text:p>
      <text:p text:style-name="P118"><text:span text:style-name="T45">que3</text:span> <text:span text:style-name="T94">(&lt; </text:span><text:span text:style-name="T90">qu</text:span><text:span text:style-name="T91">i</text:span><text:span text:style-name="T92">d</text:span><text:span text:style-name="T94">) </text:span>: pron. interrog. ; qu', ke (8; 19; 34) <text:span text:style-name="T88">=&gt; </text:span><text:span text:style-name="T22">que</text:span><text:span text:style-name="T88"> </text:span><text:span text:style-name="T81">PROint</text:span><text:span text:style-name="T83">, </text:span><text:span text:style-name="T84">avec le lemme </text:span><text:span text:style-name="T80">que2|que3</text:span></text:p>
      <text:p text:style-name="P119"><text:span text:style-name="T45">que4</text:span> <text:span text:style-name="T95">(&lt; </text:span><text:span text:style-name="T90">qu</text:span><text:span text:style-name="T93">ia</text:span><text:span text:style-name="T95">) </text:span>: conjunct. ; ques, ke (8; 23; 28) <text:span text:style-name="T82">=&gt; </text:span><text:span text:style-name="T20">que</text:span><text:span text:style-name="T82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2">CONsub</text:span><text:span text:style-name="T44">, avec le lemme </text:span><text:span text:style-name="T43">que1|</text:span><text:span text:style-name="T42">que4</text:span></text:p>
      <text:p text:style-name="P120"><text:soft-page-break/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3">que1|</text:span><text:span text:style-name="T42">que4</text:span><text:span text:style-name="T38">.</text:span></text:p>
      <text:p text:style-name="P131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00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45">gié</text:span></text:p>
            <text:p text:style-name="P76">CR <text:s/>me, <text:span text:style-name="T45">mei, moi</text:span><text:span text:style-name="T63">, </text:span><text:span text:style-name="T45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45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49">lui</text:span></text:p>
            <text:p text:style-name="P79">CRI li, <text:span text:style-name="T45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45">li, lei, lié</text:span></text:p>
            <text:p text:style-name="P78">li, <text:span text:style-name="T45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45">sei, soi</text:span></text:p>
          </table:table-cell>
          <table:table-cell table:style-name="Tableau5.H2" office:value-type="string">
            <text:p text:style-name="P72">il ; <text:span text:style-name="T101">soi1</text:span></text:p>
          </table:table-cell>
        </table:table-row>
        <table:table-row>
          <table:table-cell table:style-name="Tableau5.A2" office:value-type="string">
            <text:p text:style-name="P70"><text:span text:style-name="T97">1</text:span> <text:span text:style-name="T97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97">2</text:span> <text:span text:style-name="T97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97">3</text:span> <text:span text:style-name="T97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98">s, </text:span><text:span text:style-name="T50">els, eus</text:span></text:p>
            <text:p text:style-name="P84">CRI <text:span text:style-name="T98">lor, </text:span><text:span text:style-name="T50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98">s, els, eus</text:span></text:p>
            <text:p text:style-name="P88">les, <text:span text:style-name="T51">eles, els, eus</text:span></text:p>
            <text:p text:style-name="P89">lor, <text:span text:style-name="T45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45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32">Pronoms, déterminants et articles possessifs : les paradigmes et leurs lemmes <text:span text:style-name="T99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55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28">, </text:span><text:span text:style-name="T12">mis </text:span><text:span text:style-name="T28">(AN)</text:span></text:p>
            <text:p text:style-name="P39">CR <text:span text:style-name="T12">mon, mun</text:span> (AN<text:span text:style-name="T54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28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45">son4</text:span> </text:p>
            <text:p text:style-name="P50">(en réalité, pas une vraie entrée, mais un <text:soft-page-break/>renvoi à suen<text:span text:style-name="T53">…</text:span>)</text:p>
          </table:table-cell>
        </table:table-row>
      </table:table>
      <text:p text:style-name="P90"/>
      <text:p text:style-name="P90"/>
      <text:p text:style-name="P93">Adjectif possessif fort, <text:span text:style-name="T5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55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54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2"><text:span text:style-name="T28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28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09">Cert<text:span text:style-name="T57">ains grammairiens distinguent, et d'autres non, deux paradigmes séparés pour « article » et adjectif possessif. Les formes sont en tous cas assez largement communes… et TL ne fait pas de distinction de lemmes.</text:span></text:p>
      <text:p text:style-name="P110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55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0">, </text:span><text:span text:style-name="T14">nos</text:span><text:span text:style-name="T30"> (pic.)</text:span></text:p>
            <text:p text:style-name="P44">CR <text:span text:style-name="T14">nostre, no</text:span><text:span text:style-name="T58"> (pic.)</text:span></text:p>
          </table:table-cell>
          <table:table-cell table:style-name="Tableau3.A2" office:value-type="string">
            <text:p text:style-name="P52">nostre, no<text:span text:style-name="T28"> (pic.)</text:span></text:p>
            <text:p text:style-name="P52">noz, n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5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6"><text:span text:style-name="T54">C</text:span>R <text:span text:style-name="T15">vostre</text:span><text:span text:style-name="T59">, </text:span><text:span text:style-name="T15">vo</text:span><text:span text:style-name="T59"> (pic.)</text:span></text:p>
          </table:table-cell>
          <table:table-cell table:style-name="Tableau3.A2" office:value-type="string">
            <text:p text:style-name="P46"><text:span text:style-name="T15">vostre</text:span><text:span text:style-name="T59">, </text:span><text:span text:style-name="T15">vo</text:span><text:span text:style-name="T59"> (pic.)</text:span></text:p>
            <text:p text:style-name="P53"><text:span text:style-name="T60">v</text:span>oz, <text:span text:style-name="T60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6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/>
      <text:p text:style-name="P12">1 : G. Hasenohr distingue des formes <text:span text:style-name="T12">nostres</text:span>, <text:span text:style-name="T12">vostres</text:span> caractéristiques du <text:span text:style-name="T61">masc.</text:span> CR pl.<text:span text:style-name="T61"> et fém. pl.</text:span> de l'adj. poss.</text:p>
      <text:p text:style-name="P11"/>
      <text:p text:style-name="P11">N.B. : il existe un neutre de l'adj. poss., équivalent au CR masculin <text:span text:style-name="T61">(ex. </text:span><text:span text:style-name="T16">Tout ert vostre aprés sa fin)</text:span></text:p>
      <text:p text:style-name="P11"/>
      <text:p text:style-name="P11"/>
      <text:p text:style-name="P13"><text:span text:style-name="T16">À </text:span><text:span text:style-name="T12">faire : même travail pour le pronom personnel</text:span></text:p>
      <text:p text:style-name="P13"/>
      <text:p text:style-name="P13"/>
      <text:p text:style-name="Heading_20_3">Lemmes absents de TL et ajoutés</text:p>
      <text:p text:style-name="Text_20_body"><text:span text:style-name="T45">acesmeement </text:span><text:span text:style-name="T63">lemme du DMF, car pas d'entrée dans TL, mais </text:span><text:span text:style-name="T65">cité dans acesmer</text:span></text:p>
      <text:p text:style-name="P98">aigrement<text:span text:style-name="T63"> </text:span></text:p>
      <text:p text:style-name="P130"><text:soft-page-break/><text:span text:style-name="T45">belement</text:span><text:span text:style-name="T63">, (à </text:span><text:span text:style-name="T23">bel1</text:span><text:span text:style-name="T36"> dans TL)</text:span></text:p>
      <text:p text:style-name="P124"><text:span text:style-name="T45">c</text:span><text:span text:style-name="T47">an</text:span><text:span text:style-name="T45">t</text:span><text:span text:style-name="T47">que</text:span><text:span text:style-name="T65"> </text:span><text:span text:style-name="T63">(</text:span><text:span text:style-name="T65">PROrel</text:span><text:span text:style-name="T63">), </text:span><text:span text:style-name="T67">sous entrée de cant2 dans TL</text:span></text:p>
      <text:p text:style-name="P125"><text:span text:style-name="T47">c</text:span><text:span text:style-name="T45">eelement</text:span><text:span text:style-name="T63">, </text:span><text:span text:style-name="T68">(à </text:span><text:span text:style-name="T23">céler1</text:span><text:span text:style-name="T63"> dans TL</text:span><text:span text:style-name="T68">)</text:span></text:p>
      <text:p text:style-name="P99"><text:span text:style-name="T102">comunaument</text:span><text:span text:style-name="T67">, </text:span><text:span text:style-name="T68">(à </text:span><text:span text:style-name="T24">comunal</text:span><text:span text:style-name="T67"> dans TL</text:span><text:span text:style-name="T68">)</text:span></text:p>
      <text:p text:style-name="P127"><text:span text:style-name="T47">damnedeu</text:span><text:span text:style-name="T65"> </text:span><text:span text:style-name="T69">(renvoi </text:span><text:span text:style-name="T66">dans </text:span><text:span text:style-name="T69">TL)</text:span></text:p>
      <text:p text:style-name="Text_20_body"><text:span text:style-name="T47">dragoncel</text:span><text:span text:style-name="T65"> </text:span><text:span text:style-name="T63">(renvoi dans TL)</text:span></text:p>
      <text:p text:style-name="P126"><text:span text:style-name="T45">durement</text:span><text:span text:style-name="T63"> </text:span></text:p>
      <text:p text:style-name="P106">fierement</text:p>
      <text:p text:style-name="P100"><text:span text:style-name="T47">forment</text:span><text:span text:style-name="T65">, </text:span><text:span text:style-name="T68">(</text:span><text:span text:style-name="T65">à </text:span><text:span text:style-name="T25">fort</text:span><text:span text:style-name="T65"> dans TL</text:span><text:span text:style-name="T68">)</text:span></text:p>
      <text:p text:style-name="Text_20_body"><text:span text:style-name="T47">g</text:span><text:span text:style-name="T45">entement</text:span><text:span text:style-name="T63"> </text:span></text:p>
      <text:p text:style-name="P128"><text:span text:style-name="T45">granment</text:span><text:span text:style-name="T63">, </text:span><text:span text:style-name="T68">(à </text:span><text:span text:style-name="T23">grant</text:span><text:span text:style-name="T63"> dans TL</text:span><text:span text:style-name="T68">)</text:span></text:p>
      <text:p text:style-name="Text_20_body"><text:span text:style-name="T45">hautement</text:span> (sous entrée de haut)</text:p>
      <text:p text:style-name="P101">isnelement<text:span text:style-name="T63">, </text:span><text:span text:style-name="T68">(à</text:span><text:span text:style-name="T63"> </text:span><text:span text:style-name="T23">isnel</text:span><text:span text:style-name="T63"> dans TL</text:span><text:span text:style-name="T68">)</text:span></text:p>
      <text:p text:style-name="Text_20_body"><text:span text:style-name="T45">ja+mais1</text:span><text:span text:style-name="T63"> lorsque </text:span><text:span text:style-name="T23">jamés</text:span><text:span text:style-name="T63"> graphié en une unité dans le ms. (cf. DMF, AND jamés), sinon, on utilise les deux étiquettes </text:span><text:span text:style-name="T64">séparément.</text:span></text:p>
      <text:p text:style-name="Text_20_body"><text:span text:style-name="T48">lëaument</text:span><text:span text:style-name="T64"> </text:span></text:p>
      <text:p text:style-name="P129"><text:span text:style-name="T52">longement</text:span><text:span text:style-name="T65">, </text:span><text:span text:style-name="T68">(à </text:span><text:span text:style-name="T25">lonc</text:span><text:span text:style-name="T65"> dans TL</text:span><text:span text:style-name="T68">)</text:span></text:p>
      <text:p text:style-name="Text_20_body"><text:span text:style-name="T45">menüement</text:span><text:span text:style-name="T63"> (entrée à menu dans TL)</text:span></text:p>
      <text:p text:style-name="P123"><text:span text:style-name="T45">mescrëant</text:span><text:span text:style-name="T63"> </text:span></text:p>
      <text:p text:style-name="P122"><text:span text:style-name="T45">orgoillosement</text:span><text:span text:style-name="T63"> </text:span></text:p>
      <text:p text:style-name="Text_20_body"><text:span text:style-name="T45">par</text:span><text:span text:style-name="T46">2</text:span><text:span text:style-name="T62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02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03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07"><text:span text:style-name="T32">rëondement</text:span><text:span text:style-name="T40">, (à </text:span><text:span text:style-name="T26">rëont</text:span><text:span text:style-name="T40"> dans TL)</text:span></text:p>
      <text:p text:style-name="P108"><text:span text:style-name="T32">s</text:span><text:span text:style-name="T28">aintisme</text:span><text:span text:style-name="T36"> (adj.), (à </text:span><text:span text:style-name="T23">saint1</text:span><text:span text:style-name="T36"> dans TL)</text:span></text:p>
      <text:p text:style-name="P104"><text:span text:style-name="T32">sëurement</text:span><text:span text:style-name="T40">, (à </text:span><text:span text:style-name="T26">sëur</text:span><text:span text:style-name="T40"> dant TL)</text:span></text:p>
      <text:p text:style-name="Text_20_body"><text:span text:style-name="T45">sobitement</text:span><text:span text:style-name="T63"> (sous entrée de </text:span><text:span text:style-name="T23">sobit</text:span><text:span text:style-name="T36"> que nous autonomisons)</text:span></text:p>
      <text:p text:style-name="Text_20_body"><text:span text:style-name="T45">suzsele</text:span><text:span text:style-name="T28"> </text:span><text:span text:style-name="T37">lemme emprunté à l'AND, car absent de TL</text:span></text:p>
      <text:p text:style-name="P134"><text:span text:style-name="T35">t</text:span><text:span text:style-name="T28">ozjors</text:span><text:span text:style-name="T36">, adv (absent du TL)</text:span></text:p>
      <text:p text:style-name="P105"><text:span text:style-name="T35">vaillant</text:span><text:span text:style-name="T37"> (subst.), (à </text:span><text:span text:style-name="T27">valoir</text:span><text:span text:style-name="T37"> dans TL)</text:span></text:p>
      <text:p text:style-name="P97"><text:soft-page-break/><text:span text:style-name="T35">v</text:span><text:span text:style-name="T28">is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8-16T23:24:43.063670000</dc:date>
    <meta:editing-duration>P4DT4H27M53S</meta:editing-duration>
    <meta:editing-cycles>157</meta:editing-cycles>
    <meta:generator>LibreOffice/4.4.3.2$MacOSX_X86_64 LibreOffice_project/88805f81e9fe61362df02b9941de8e38a9b5fd16</meta:generator>
    <meta:document-statistic meta:table-count="5" meta:image-count="0" meta:object-count="0" meta:page-count="5" meta:paragraph-count="215" meta:word-count="1122" meta:character-count="5859" meta:non-whitespace-character-count="4938"/>
  </office:meta>
</office:document-meta>
</file>